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19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2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2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2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2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2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2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2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2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2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2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2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2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2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2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9">
            <text:p>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DOUBLES DOWN ON THE FUTURE OF DIGITAL IDENTI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2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7811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/>
    </number:date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4</meta:generator>
    <dc:creator>Fan Zhang</dc:creator>
    <dc:date>2018-08-18T17:13:30Z</dc:date>
    <meta:editing-cycles>125</meta:editing-cycles>
    <meta:editing-duration>PT10857S</meta:editing-duration>
  </office:meta>
</office:document-meta>
</file>